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53.9cm"/>
    </style:style>
    <style:style style:name="gr2" style:family="graphic" style:parent-style-name="standard">
      <style:graphic-properties draw:fill-color="#fffbcc" draw:textarea-horizontal-align="justify" draw:textarea-vertical-align="middle" draw:auto-grow-height="false" fo:min-height="2.25cm" fo:min-width="12.2cm"/>
    </style:style>
    <style:style style:name="gr3" style:family="graphic" style:parent-style-name="standard">
      <style:graphic-properties draw:fill-color="#ffe5ca" draw:textarea-horizontal-align="justify" draw:textarea-vertical-align="middle" draw:auto-grow-height="false" fo:min-height="2.25cm" fo:min-width="5.1cm"/>
    </style:style>
    <style:style style:name="gr4" style:family="graphic" style:parent-style-name="objectwithoutfill">
      <style:graphic-properties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6" style:family="graphic" style:parent-style-name="standard">
      <style:graphic-properties svg:stroke-color="#ed1c24" draw:marker-start="Arrow" draw:marker-start-width="0.3cm" draw:textarea-vertical-align="middle"/>
    </style:style>
    <style:style style:name="gr7" style:family="graphic" style:parent-style-name="standard">
      <style:graphic-properties draw:fill-color="#dfcce4" draw:textarea-horizontal-align="justify" draw:textarea-vertical-align="middle" draw:auto-grow-height="false" fo:min-height="2.25cm" fo:min-width="5.7cm"/>
    </style:style>
    <style:style style:name="gr8" style:family="graphic" style:parent-style-name="standard">
      <style:graphic-properties draw:fill-color="#adc5e7" draw:textarea-horizontal-align="justify" draw:textarea-vertical-align="middle" draw:auto-grow-height="false" fo:min-height="3.95cm" fo:min-width="5.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13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12" style:family="graphic" style:parent-style-name="standard">
      <style:graphic-properties svg:stroke-color="#ed1c24" draw:marker-start="" draw:marker-start-width="0.3cm" draw:marker-end="Arrow" draw:textarea-vertical-align="middle"/>
    </style:style>
    <style:style style:name="gr13" style:family="graphic" style:parent-style-name="standard">
      <style:graphic-properties svg:stroke-color="#ed1c24" draw:marker-start="Arrow" draw:marker-start-width="0.3cm" draw:marker-end="" draw:textarea-vertical-align="middle"/>
    </style:style>
    <style:style style:name="gr14" style:family="graphic" style:parent-style-name="standard">
      <style:graphic-properties draw:fill-color="#89c765" draw:textarea-horizontal-align="justify" draw:textarea-vertical-align="middle" draw:auto-grow-height="false" fo:min-height="3.95cm" fo:min-width="5.7cm"/>
    </style:style>
    <style:style style:name="gr15" style:family="graphic" style:parent-style-name="standard">
      <style:graphic-properties draw:fill-color="#00864b" draw:textarea-horizontal-align="justify" draw:textarea-vertical-align="middle" draw:auto-grow-height="false" fo:min-height="3.95cm" fo:min-width="5.7cm"/>
    </style:style>
    <style:style style:name="gr16" style:family="graphic" style:parent-style-name="standard">
      <style:graphic-properties draw:fill-color="#f79448" draw:textarea-horizontal-align="justify" draw:textarea-vertical-align="middle" draw:auto-grow-height="false" fo:min-height="3.95cm" fo:min-width="5.7cm"/>
    </style:style>
    <style:style style:name="gr17" style:family="graphic" style:parent-style-name="standard">
      <style:graphic-properties draw:fill-color="#985006" draw:textarea-horizontal-align="justify" draw:textarea-vertical-align="middle" draw:auto-grow-height="false" fo:min-height="3.95cm" fo:min-width="5.7cm"/>
    </style:style>
    <style:style style:name="gr18" style:family="graphic" style:parent-style-name="standard">
      <style:graphic-properties draw:fill-color="#e3d200" draw:textarea-horizontal-align="justify" draw:textarea-vertical-align="middle" draw:auto-grow-height="false" fo:min-height="2.25cm" fo:min-width="26.6cm"/>
    </style:style>
    <style:style style:name="P1" style:family="paragraph">
      <style:paragraph-properties fo:text-align="center"/>
    </style:style>
    <style:style style:name="P2" style:family="paragraph">
      <loext:graphic-properties draw:fill-color="#fffbcc"/>
      <style:paragraph-properties fo:text-align="center"/>
    </style:style>
    <style:style style:name="P3" style:family="paragraph">
      <loext:graphic-properties draw:fill-color="#ffe5c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ce181e" fo:font-size="14pt"/>
    </style:style>
    <style:style style:name="P6" style:family="paragraph">
      <loext:graphic-properties draw:fill="none" draw:fill-color="#ffffff"/>
      <style:text-properties fo:color="#ce181e" fo:font-size="14pt"/>
    </style:style>
    <style:style style:name="P7" style:family="paragraph">
      <loext:graphic-properties draw:fill-color="#dfcce4"/>
      <style:paragraph-properties fo:text-align="center"/>
    </style:style>
    <style:style style:name="P8" style:family="paragraph">
      <loext:graphic-properties draw:fill-color="#adc5e7"/>
      <style:paragraph-properties fo:text-align="center"/>
    </style:style>
    <style:style style:name="P9" style:family="paragraph">
      <style:paragraph-properties fo:text-align="center"/>
      <style:text-properties fo:color="#ce181e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ce181e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89c765"/>
      <style:paragraph-properties fo:text-align="center"/>
    </style:style>
    <style:style style:name="P12" style:family="paragraph">
      <style:paragraph-properties fo:text-align="center"/>
      <style:text-properties fo:color="#ffffff"/>
    </style:style>
    <style:style style:name="P13" style:family="paragraph">
      <loext:graphic-properties draw:fill-color="#00864b"/>
      <style:paragraph-properties fo:text-align="center"/>
      <style:text-properties fo:color="#ffffff"/>
    </style:style>
    <style:style style:name="P14" style:family="paragraph">
      <loext:graphic-properties draw:fill-color="#f79448"/>
      <style:paragraph-properties fo:text-align="center"/>
      <style:text-properties fo:color="#ffffff"/>
    </style:style>
    <style:style style:name="P15" style:family="paragraph">
      <loext:graphic-properties draw:fill-color="#985006"/>
      <style:paragraph-properties fo:text-align="center"/>
      <style:text-properties fo:color="#ffffff"/>
    </style:style>
    <style:style style:name="P16" style:family="paragraph">
      <loext:graphic-properties draw:fill-color="#e3d200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4.4cm" svg:height="1.8cm" svg:x="1.6cm" svg:y="1.6cm">
          <text:p text:style-name="P1">DREAM COMPANY VALUE CHAIN CHAR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7cm" svg:height="2.5cm" svg:x="2.5cm" svg:y="5.5cm">
          <text:p text:style-name="P1">PRE-SALE MARKETING</text:p>
          <text:p text:style-name="P1">(<text:span text:style-name="T1">mind</text:span> <text:span text:style-name="T1">triggers</text:span>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cm" svg:height="2.5cm" svg:x="2.5cm" svg:y="10.5cm">
          <text:p text:style-name="P1">PRODUCT<text:line-break/>DEVELOPMENT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7cm" svg:y1="10.3cm" svg:x2="8.7cm" svg:y2="17.5cm">
          <text:p/>
        </draw:line>
        <draw:frame draw:style-name="gr5" draw:text-style-name="P6" draw:layer="layout" svg:width="6.8cm" svg:height="1.916cm" svg:x="1.4cm" svg:y="15.1cm">
          <draw:text-box>
            <text:p text:style-name="P5">PRODUCT READY TO SALE, RECORDED IN </text:p>
            <text:p text:style-name="P5">t_PRODUCTS </text:p>
          </draw:text-box>
        </draw:frame>
        <draw:line draw:style-name="gr6" draw:text-style-name="P1" draw:layer="layout" svg:x1="8.5cm" svg:y1="13.4cm" svg:x2="4.5cm" svg:y2="15.1cm">
          <text:p/>
        </draw:line>
        <draw:custom-shape draw:style-name="gr7" draw:text-style-name="P7" draw:layer="layout" svg:width="6.2cm" svg:height="2.5cm" svg:x="9.2cm" svg:y="14.7cm">
          <text:p text:style-name="P1">CONVINCEMENT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5.7cm" svg:y1="5cm" svg:x2="15.7cm" svg:y2="17.7cm">
          <text:p/>
        </draw:line>
        <draw:frame draw:style-name="gr5" draw:text-style-name="P6" draw:layer="layout" svg:width="6.8cm" svg:height="1.916cm" svg:x="8.8cm" svg:y="19.4cm">
          <draw:text-box>
            <text:p text:style-name="P5">SALE DONE, RECORDED </text:p>
            <text:p text:style-name="P5">IN t_CONTRACTS</text:p>
            <text:p text:style-name="P5">By Sale Agent</text:p>
          </draw:text-box>
        </draw:frame>
        <draw:line draw:style-name="gr6" draw:text-style-name="P1" draw:layer="layout" svg:x1="15.5cm" svg:y1="17.6cm" svg:x2="11.5cm" svg:y2="19.3cm">
          <text:p/>
        </draw:line>
        <draw:frame draw:style-name="gr5" draw:text-style-name="P6" draw:layer="layout" svg:width="6.8cm" svg:height="1.916cm" svg:x="1.1cm" svg:y="19.284cm">
          <draw:text-box>
            <text:p text:style-name="P5">CONTRACT TEMPLATE READY, RECORDED IN </text:p>
            <text:p text:style-name="P5">t_CONTRACT_TEMPLATE </text:p>
          </draw:text-box>
        </draw:frame>
        <draw:line draw:style-name="gr6" draw:text-style-name="P1" draw:layer="layout" svg:x1="8.2cm" svg:y1="17.584cm" svg:x2="4.2cm" svg:y2="19.284cm">
          <text:p/>
        </draw:line>
        <draw:custom-shape draw:style-name="gr8" draw:text-style-name="P8" draw:layer="layout" svg:width="6.2cm" svg:height="4.2cm" svg:x="16.1cm" svg:y="13cm">
          <text:p text:style-name="P1">PRODUCT<text:line-break/>PERFORMANCE<text:line-break/>BY PROPER<text:line-break/>ALGORITHM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7cm" svg:height="1.673cm" svg:x="6.9cm" svg:y="8.727cm">
          <draw:text-box>
            <text:p text:style-name="P9"><text:span text:style-name="T2">PRODUCT</text:span><text:span text:style-name="T2"><text:line-break/></text:span><text:span text:style-name="T2">DONE</text:span></text:p>
          </draw:text-box>
        </draw:frame>
        <draw:frame draw:style-name="gr9" draw:text-style-name="P10" draw:layer="layout" svg:width="3.7cm" svg:height="1.673cm" svg:x="14.7cm" svg:y="3.527cm">
          <draw:text-box>
            <text:p text:style-name="P9"><text:span text:style-name="T2">SALE DONE</text:span></text:p>
          </draw:text-box>
        </draw:frame>
        <draw:line draw:style-name="gr4" draw:text-style-name="P4" draw:layer="layout" svg:x1="22.6cm" svg:y1="10.3cm" svg:x2="22.7cm" svg:y2="20.8cm">
          <text:p/>
        </draw:line>
        <draw:frame draw:style-name="gr10" draw:text-style-name="P10" draw:layer="layout" svg:width="4.2cm" svg:height="2.384cm" svg:x="20.5cm" svg:y="8.1cm">
          <draw:text-box>
            <text:p text:style-name="P9"><text:span text:style-name="T2">PRODUCT</text:span><text:span text:style-name="T2"><text:line-break/></text:span><text:span text:style-name="T2">DELIVERED</text:span></text:p>
          </draw:text-box>
        </draw:frame>
        <draw:frame draw:style-name="gr11" draw:text-style-name="P6" draw:layer="layout" svg:width="9.7cm" svg:height="2.471cm" svg:x="13.3cm" svg:y="23.5cm">
          <draw:text-box>
            <text:p text:style-name="P5">PRODUCT PERFORMANCE, RECORDED IN t_PRODUCT_SCHEDULE</text:p>
            <text:p text:style-name="P5">By schedule algorithm run after con <text:s/></text:p>
          </draw:text-box>
        </draw:frame>
        <draw:line draw:style-name="gr12" draw:text-style-name="P1" draw:layer="layout" svg:x1="15.8cm" svg:y1="18.1cm" svg:x2="15.7cm" svg:y2="23.5cm">
          <text:p/>
        </draw:line>
        <draw:line draw:style-name="gr13" draw:text-style-name="P1" draw:layer="layout" svg:x1="18.5cm" svg:y1="17.6cm" svg:x2="18.4cm" svg:y2="23.4cm">
          <text:p/>
        </draw:line>
        <draw:line draw:style-name="gr12" draw:text-style-name="P1" draw:layer="layout" svg:x1="22.7cm" svg:y1="21.3cm" svg:x2="22.9cm" svg:y2="26cm">
          <text:p/>
        </draw:line>
        <draw:frame draw:style-name="gr11" draw:text-style-name="P6" draw:layer="layout" svg:width="7.4cm" svg:height="3.026cm" svg:x="20.5cm" svg:y="26.3cm">
          <draw:text-box>
            <text:p text:style-name="P5">PRODUCT DELIVER RECORDED IN t_PRODUCT_DELIVER</text:p>
            <text:p text:style-name="P5">By product subsystem back-end</text:p>
          </draw:text-box>
        </draw:frame>
        <draw:custom-shape draw:style-name="gr14" draw:text-style-name="P11" draw:layer="layout" svg:width="6.2cm" svg:height="4.2cm" svg:x="23.2cm" svg:y="13cm">
          <text:p text:style-name="P1">UNIVERSAL <text:line-break/>BILLING<text:line-break/>ALGORITHM 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9.8cm" svg:y1="10.4cm" svg:x2="29.9cm" svg:y2="20.9cm">
          <text:p/>
        </draw:line>
        <draw:frame draw:style-name="gr10" draw:text-style-name="P10" draw:layer="layout" svg:width="4.2cm" svg:height="2.384cm" svg:x="28.1cm" svg:y="8.116cm">
          <draw:text-box>
            <text:p text:style-name="P9"><text:span text:style-name="T2">BILL DONE</text:span></text:p>
          </draw:text-box>
        </draw:frame>
        <draw:custom-shape draw:style-name="gr15" draw:text-style-name="P13" draw:layer="layout" svg:width="6.2cm" svg:height="4.2cm" svg:x="30.2cm" svg:y="13cm">
          <text:p text:style-name="P12">BILL MAILING<text:line-break/>TO CUSTOMER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3.7cm" svg:y1="5.484cm" svg:x2="43.8cm" svg:y2="21.284cm">
          <text:p/>
        </draw:line>
        <draw:frame draw:style-name="gr10" draw:text-style-name="P10" draw:layer="layout" svg:width="4.2cm" svg:height="2.384cm" svg:x="42cm" svg:y="3.5cm">
          <draw:text-box>
            <text:p text:style-name="P9"><text:span text:style-name="T2">BILL DUE</text:span><text:span text:style-name="T2"><text:line-break/></text:span><text:span text:style-name="T2">DATE</text:span></text:p>
          </draw:text-box>
        </draw:frame>
        <draw:line draw:style-name="gr13" draw:text-style-name="P1" draw:layer="layout" svg:x1="24.3cm" svg:y1="17.6cm" svg:x2="24cm" svg:y2="25.8cm">
          <text:p/>
        </draw:line>
        <draw:custom-shape draw:style-name="gr16" draw:text-style-name="P14" draw:layer="layout" svg:width="6.2cm" svg:height="4.2cm" svg:x="37cm" svg:y="13cm">
          <text:p text:style-name="P12">PAYMENT<text:line-break/>VERIFICATION</text:p>
          <text:p text:style-name="P12">AND</text:p>
          <text:p text:style-name="P12">DEBT DROP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6.2cm" svg:height="4.2cm" svg:x="44.3cm" svg:y="12.9cm">
          <text:p text:style-name="P12">OVERDUED<text:line-break/>BILL<text:line-break/>PROCEDURES 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27.1cm" svg:height="2.5cm" svg:x="16.1cm" svg:y="5.5cm">
          <text:p text:style-name="P1">AFTER-SALE MARKETING</text:p>
          <text:p text:style-name="P1">(positive <text:span text:style-name="T1">r</text:span><text:span text:style-name="T1">e</text:span><text:span text:style-name="T1">i</text:span><text:span text:style-name="T1">n</text:span><text:span text:style-name="T1">f</text:span><text:span text:style-name="T1">o</text:span><text:span text:style-name="T1">r</text:span><text:span text:style-name="T1">c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, new products <text:span text:style-name="T1">a</text:span><text:span text:style-name="T1">c</text:span><text:span text:style-name="T1">q</text:span><text:span text:style-name="T1">u</text:span><text:span text:style-name="T1">i</text:span><text:span text:style-name="T1">s</text:span><text:span text:style-name="T1">i</text:span><text:span text:style-name="T1">t</text:span><text:span text:style-name="T1">i</text:span><text:span text:style-name="T1">o</text:span><text:span text:style-name="T1">n</text:span>, etc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5T18:56:52.579790564</meta:creation-date>
    <dc:date>2019-12-28T21:22:30.021272305</dc:date>
    <meta:editing-duration>PT5H1M18S</meta:editing-duration>
    <meta:editing-cycles>8</meta:editing-cycles>
    <meta:generator>LibreOffice/5.4.4.2$MacOSX_X86_64 LibreOffice_project/2524958677847fb3bb44820e40380acbe820f960</meta:generator>
    <meta:document-statistic meta:object-count="32"/>
  </office:meta>
</office:document-meta>
</file>